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30001E02D0001B10C13C99501.wmf"/>
  <manifest:file-entry manifest:media-type="" manifest:full-path="Pictures/200000080000FD8600002C5730AB8672.wmf"/>
  <manifest:file-entry manifest:media-type="" manifest:full-path="Pictures/200000100001E0480001830ECA2FEE06.wmf"/>
  <manifest:file-entry manifest:media-type="" manifest:full-path="Pictures/2000000D0002B4FB00016C52F8E0460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48cm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695cm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33cm" fo:min-width="1.212cm" fo:padding-top="0.13cm" fo:padding-bottom="0.13cm" fo:padding-left="0.25cm" fo:padding-right="0.25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.529cm" fo:margin-bottom="0cm" fo:line-height="100%" fo:text-indent="0cm"/>
    </style:style>
    <style:style style:name="P3" style:family="paragraph">
      <style:paragraph-properties text:enable-numbering="false" fo:margin-left="0cm" fo:margin-right="0cm" fo:margin-top="0.529cm" fo:margin-bottom="0cm" fo:line-height="100%" fo:text-indent="0cm" style:writing-mode="lr-tb"/>
    </style:style>
    <style:style style:name="P4" style:family="paragraph">
      <style:paragraph-properties fo:margin-left="0cm" fo:margin-right="0cm" fo:margin-top="0.44cm" fo:margin-bottom="0cm" fo:line-height="100%" fo:text-align="center" fo:text-indent="0cm"/>
    </style:style>
    <style:style style:name="P5" style:family="paragraph">
      <style:paragraph-properties text:enable-numbering="false" fo:margin-left="0cm" fo:margin-right="0cm" fo:margin-top="0.44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.529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text:enable-numbering="false" fo:margin-left="0cm" fo:margin-right="0cm" fo:margin-top="0.529cm" fo:margin-bottom="0cm" fo:line-height="100%" fo:text-align="center" fo:text-indent="0cm" style:writing-mode="lr-tb"/>
    </style:style>
    <style:style style:name="T1" style:family="text">
      <style:text-properties fo:font-family="Arial" style:font-family-generic="swiss" style:font-pitch="variable" fo:language="en" fo:country="GB"/>
    </style:style>
    <style:style style:name="T2" style:family="text">
      <style:text-properties fo:color="#ff0000" fo:font-family="Arial" style:font-family-generic="swiss" style:font-pitch="variable" fo:font-size="20pt" fo:language="en" fo:country="GB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7.03cm" svg:height="8.952cm" svg:x="3.722cm" svg:y="2.064cm">
            <draw:image xlink:href="Pictures/2000000D0002B4FB00016C52F8E04603.wmf" xlink:type="simple" xlink:show="embed" xlink:actuate="onLoad">
              <text:p/>
            </draw:image>
          </draw:frame>
          <draw:custom-shape draw:style-name="gr2" draw:text-style-name="P3" draw:layer="layout" svg:width="1.937cm" svg:height="1.277cm" svg:x="0.021cm" svg:y="1.641cm">
            <text:p text:style-name="P2"><text:span text:style-name="T1">n=7</text:span></text:p>
            <draw:enhanced-geometry svg:viewBox="0 0 21600 21600" draw:type="mso-spt202" draw:enhanced-path="M 0 0 L 21600 0 21600 21600 0 21600 0 0 Z N"/>
          </draw:custom-shape>
        </draw:g>
        <draw:custom-shape draw:style-name="gr3" draw:text-style-name="P5" draw:layer="layout" svg:width="4.083cm" svg:height="1.108cm" svg:x="6.129cm" svg:y="11.377cm">
          <text:p text:style-name="P4"><text:span text:style-name="T2">p decides v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8cm" svg:height="10.641cm" svg:x="2.24cm" svg:y="0.159cm">
          <draw:image xlink:href="Pictures/200000130001E02D0001B10C13C99501.wmf" xlink:type="simple" xlink:show="embed" xlink:actuate="onLoad">
            <text:p/>
          </draw:image>
        </draw:frame>
        <draw:frame draw:style-name="gr1" draw:text-style-name="P1" draw:layer="layout" svg:width="6.231cm" svg:height="1.089cm" svg:x="14.517cm" svg:y="0.159cm">
          <draw:image xlink:href="Pictures/200000080000FD8600002C5730AB8672.wmf" xlink:type="simple" xlink:show="embed" xlink:actuate="onLoad">
            <text:p/>
          </draw:image>
        </draw:frame>
        <draw:custom-shape draw:style-name="gr4" draw:text-style-name="P5" draw:layer="layout" svg:width="8.871cm" svg:height="1.955cm" svg:x="11.567cm" svg:y="11.366cm">
          <text:p text:style-name="P4"><text:span text:style-name="T2">q changes its estimate to v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805cm" svg:height="9.512cm" svg:x="10.539cm" svg:y="1.389cm">
          <draw:image xlink:href="Pictures/200000100001E0480001830ECA2FEE06.wmf" xlink:type="simple" xlink:show="embed" xlink:actuate="onLoad">
            <text:p/>
          </draw:image>
        </draw:frame>
        <draw:custom-shape draw:style-name="gr5" draw:text-style-name="P8" draw:layer="layout" svg:width="1.712cm" svg:height="2.293cm" svg:x="0cm" svg:y="3.122cm">
          <text:p text:style-name="P6"><text:span text:style-name="T1">f=3</text:span></text:p>
          <text:p text:style-name="P7"><text:span text:style-name="T1"/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10-06T09:03:12</meta:creation-date>
    <dc:date>2011-10-06T09:06:02</dc:date>
    <dc:creator>Alberto Montresor</dc:creator>
    <meta:editing-duration>PT2M50S</meta:editing-duration>
    <meta:editing-cycles>1</meta:editing-cycles>
    <meta:document-statistic meta:object-count="9"/>
    <meta:generator>OpenOffice.org/3.3$Unix OpenOffice.org_project/330m20$Build-9567</meta:generator>
  </office:meta>
</office:document-meta>
</file>